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1.07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5100" number:language="ar" number:country="SA">
      <number:text-content/>
    </number:text-style>
    <style:style style:name="ce1" style:family="table-cell" style:parent-style-name="Default" style:data-style-name="N5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<text:s/>ذ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ص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ق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um of word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غ</text:p>
          </table:table-cell>
          <table:table-cell office:value-type="float" office:value="2">
            <text:p>2</text:p>
          </table:table-cell>
          <table:table-cell/>
          <table:table-cell table:formula="oooc:=SUM([.C1:.C3388])" office:value-type="float" office:value="330743">
            <text:p>3307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ع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ه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د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س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ي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ب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ل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ا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ت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ن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م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ك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ط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ر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و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ض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ذ</text:p>
          </table:table-cell>
          <table:table-cell office:value-type="float" office:value="330">
            <text:p>33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ص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ث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ق</text:p>
          </table:table-cell>
          <table:table-cell office:value-type="float" office:value="553">
            <text:p>55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ف</text:p>
          </table:table-cell>
          <table:table-cell office:value-type="float" office:value="751">
            <text:p>75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غ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ع</text:p>
          </table:table-cell>
          <table:table-cell office:value-type="float" office:value="797">
            <text:p>79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ه</text:p>
          </table:table-cell>
          <table:table-cell office:value-type="float" office:value="1413">
            <text:p>141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خ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ح</text:p>
          </table:table-cell>
          <table:table-cell office:value-type="float" office:value="328">
            <text:p>32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ج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د</text:p>
          </table:table-cell>
          <table:table-cell office:value-type="float" office:value="458">
            <text:p>45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ش</text:p>
          </table:table-cell>
          <table:table-cell office:value-type="float" office:value="168">
            <text:p>16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س</text:p>
          </table:table-cell>
          <table:table-cell office:value-type="float" office:value="451">
            <text:p>45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ي</text:p>
          </table:table-cell>
          <table:table-cell office:value-type="float" office:value="1596">
            <text:p>159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ب</text:p>
          </table:table-cell>
          <table:table-cell office:value-type="float" office:value="918">
            <text:p>91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ل</text:p>
          </table:table-cell>
          <table:table-cell office:value-type="float" office:value="3201">
            <text:p>320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ا</text:p>
          </table:table-cell>
          <table:table-cell office:value-type="float" office:value="4720">
            <text:p>472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ت</text:p>
          </table:table-cell>
          <table:table-cell office:value-type="float" office:value="970">
            <text:p>97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ن</text:p>
          </table:table-cell>
          <table:table-cell office:value-type="float" office:value="2019">
            <text:p>201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م</text:p>
          </table:table-cell>
          <table:table-cell office:value-type="float" office:value="2192">
            <text:p>219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ك</text:p>
          </table:table-cell>
          <table:table-cell office:value-type="float" office:value="832">
            <text:p>83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ط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ئ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ء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ؤ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ر</text:p>
          </table:table-cell>
          <table:table-cell office:value-type="float" office:value="874">
            <text:p>87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ى</text:p>
          </table:table-cell>
          <table:table-cell office:value-type="float" office:value="208">
            <text:p>20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و</text:p>
          </table:table-cell>
          <table:table-cell office:value-type="float" office:value="2057">
            <text:p>205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ز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ظ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ض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ذ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ص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ث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ق</text:p>
          </table:table-cell>
          <table:table-cell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ف</text:p>
          </table:table-cell>
          <table:table-cell office:value-type="float" office:value="396">
            <text:p>39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غ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ع</text:p>
          </table:table-cell>
          <table:table-cell office:value-type="float" office:value="383">
            <text:p>38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ه</text:p>
          </table:table-cell>
          <table:table-cell office:value-type="float" office:value="767">
            <text:p>76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خ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ح</text:p>
          </table:table-cell>
          <table:table-cell office:value-type="float" office:value="171">
            <text:p>17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ج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د</text:p>
          </table:table-cell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ش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س</text:p>
          </table:table-cell>
          <table:table-cell office:value-type="float" office:value="227">
            <text:p>22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ي</text:p>
          </table:table-cell>
          <table:table-cell office:value-type="float" office:value="998">
            <text:p>99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ب</text:p>
          </table:table-cell>
          <table:table-cell office:value-type="float" office:value="574">
            <text:p>57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ل</text:p>
          </table:table-cell>
          <table:table-cell office:value-type="float" office:value="1892">
            <text:p>189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ا</text:p>
          </table:table-cell>
          <table:table-cell office:value-type="float" office:value="2661">
            <text:p>266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ت</text:p>
          </table:table-cell>
          <table:table-cell office:value-type="float" office:value="554">
            <text:p>55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ن</text:p>
          </table:table-cell>
          <table:table-cell office:value-type="float" office:value="1232">
            <text:p>123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م</text:p>
          </table:table-cell>
          <table:table-cell office:value-type="float" office:value="1246">
            <text:p>124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ك</text:p>
          </table:table-cell>
          <table:table-cell office:value-type="float" office:value="485">
            <text:p>48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ط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ئ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ء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ؤ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ر</text:p>
          </table:table-cell>
          <table:table-cell office:value-type="float" office:value="508">
            <text:p>50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ى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و</text:p>
          </table:table-cell>
          <table:table-cell office:value-type="float" office:value="1147">
            <text:p>114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ز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ظ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ض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ذ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ص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ث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ق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ف</text:p>
          </table:table-cell>
          <table:table-cell office:value-type="float" office:value="503">
            <text:p>50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غ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ع</text:p>
          </table:table-cell>
          <table:table-cell office:value-type="float" office:value="404">
            <text:p>40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ه</text:p>
          </table:table-cell>
          <table:table-cell office:value-type="float" office:value="883">
            <text:p>88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خ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ح</text:p>
          </table:table-cell>
          <table:table-cell office:value-type="float" office:value="196">
            <text:p>19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ج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د</text:p>
          </table:table-cell>
          <table:table-cell office:value-type="float" office:value="301">
            <text:p>30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ش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س</text:p>
          </table:table-cell>
          <table:table-cell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ي</text:p>
          </table:table-cell>
          <table:table-cell office:value-type="float" office:value="1123">
            <text:p>112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ب</text:p>
          </table:table-cell>
          <table:table-cell office:value-type="float" office:value="478">
            <text:p>47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ل</text:p>
          </table:table-cell>
          <table:table-cell office:value-type="float" office:value="1962">
            <text:p>196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ا</text:p>
          </table:table-cell>
          <table:table-cell office:value-type="float" office:value="3009">
            <text:p>300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ت</text:p>
          </table:table-cell>
          <table:table-cell office:value-type="float" office:value="561">
            <text:p>56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ن</text:p>
          </table:table-cell>
          <table:table-cell office:value-type="float" office:value="1334">
            <text:p>133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م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ك</text:p>
          </table:table-cell>
          <table:table-cell office:value-type="float" office:value="582">
            <text:p>58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ط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ئ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ء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ؤ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ر</text:p>
          </table:table-cell>
          <table:table-cell office:value-type="float" office:value="489">
            <text:p>48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ى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و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ز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ظ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ض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ذ</text:p>
          </table:table-cell>
          <table:table-cell office:value-type="float" office:value="182">
            <text:p>18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ص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ث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ق</text:p>
          </table:table-cell>
          <table:table-cell office:value-type="float" office:value="265">
            <text:p>26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ف</text:p>
          </table:table-cell>
          <table:table-cell office:value-type="float" office:value="291">
            <text:p>29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غ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ع</text:p>
          </table:table-cell>
          <table:table-cell office:value-type="float" office:value="338">
            <text:p>33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ه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خ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ح</text:p>
          </table:table-cell>
          <table:table-cell office:value-type="float" office:value="171">
            <text:p>17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ج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د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ش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س</text:p>
          </table:table-cell>
          <table:table-cell office:value-type="float" office:value="214">
            <text:p>21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ي</text:p>
          </table:table-cell>
          <table:table-cell office:value-type="float" office:value="844">
            <text:p>84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ب</text:p>
          </table:table-cell>
          <table:table-cell office:value-type="float" office:value="394">
            <text:p>39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ل</text:p>
          </table:table-cell>
          <table:table-cell office:value-type="float" office:value="1460">
            <text:p>146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ا</text:p>
          </table:table-cell>
          <table:table-cell office:value-type="float" office:value="2299">
            <text:p>2299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ت</text:p>
          </table:table-cell>
          <table:table-cell office:value-type="float" office:value="392">
            <text:p>39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ن</text:p>
          </table:table-cell>
          <table:table-cell office:value-type="float" office:value="974">
            <text:p>97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م</text:p>
          </table:table-cell>
          <table:table-cell office:value-type="float" office:value="1039">
            <text:p>1039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ك</text:p>
          </table:table-cell>
          <table:table-cell office:value-type="float" office:value="384">
            <text:p>38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ط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ئ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ء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ؤ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ر</text:p>
          </table:table-cell>
          <table:table-cell office:value-type="float" office:value="379">
            <text:p>379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ى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و</text:p>
          </table:table-cell>
          <table:table-cell office:value-type="float" office:value="919">
            <text:p>919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ز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ظ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ض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ذ</text:p>
          </table:table-cell>
          <table:table-cell office:value-type="float" office:value="207">
            <text:p>207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ص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ث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ق</text:p>
          </table:table-cell>
          <table:table-cell office:value-type="float" office:value="271">
            <text:p>27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ف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غ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ع</text:p>
          </table:table-cell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ه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خ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ح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ج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د</text:p>
          </table:table-cell>
          <table:table-cell office:value-type="float" office:value="199">
            <text:p>199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ش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س</text:p>
          </table:table-cell>
          <table:table-cell office:value-type="float" office:value="212">
            <text:p>21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ي</text:p>
          </table:table-cell>
          <table:table-cell office:value-type="float" office:value="849">
            <text:p>849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ب</text:p>
          </table:table-cell>
          <table:table-cell office:value-type="float" office:value="453">
            <text:p>453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ل</text:p>
          </table:table-cell>
          <table:table-cell office:value-type="float" office:value="1448">
            <text:p>1448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ا</text:p>
          </table:table-cell>
          <table:table-cell office:value-type="float" office:value="2162">
            <text:p>216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ت</text:p>
          </table:table-cell>
          <table:table-cell office:value-type="float" office:value="404">
            <text:p>40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ن</text:p>
          </table:table-cell>
          <table:table-cell office:value-type="float" office:value="1010">
            <text:p>101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م</text:p>
          </table:table-cell>
          <table:table-cell office:value-type="float" office:value="1058">
            <text:p>1058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ك</text:p>
          </table:table-cell>
          <table:table-cell office:value-type="float" office:value="468">
            <text:p>468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ط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ئ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ء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ؤ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ر</text:p>
          </table:table-cell>
          <table:table-cell office:value-type="float" office:value="504">
            <text:p>50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ى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و</text:p>
          </table:table-cell>
          <table:table-cell office:value-type="float" office:value="989">
            <text:p>989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ز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ظ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ض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ذ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ص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ث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ق</text:p>
          </table:table-cell>
          <table:table-cell office:value-type="float" office:value="356">
            <text:p>35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ف</text:p>
          </table:table-cell>
          <table:table-cell office:value-type="float" office:value="357">
            <text:p>35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غ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ع</text:p>
          </table:table-cell>
          <table:table-cell office:value-type="float" office:value="400">
            <text:p>4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ه</text:p>
          </table:table-cell>
          <table:table-cell office:value-type="float" office:value="733">
            <text:p>733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خ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ح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ج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د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ش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س</text:p>
          </table:table-cell>
          <table:table-cell office:value-type="float" office:value="299">
            <text:p>299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ي</text:p>
          </table:table-cell>
          <table:table-cell office:value-type="float" office:value="874">
            <text:p>87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ب</text:p>
          </table:table-cell>
          <table:table-cell office:value-type="float" office:value="508">
            <text:p>50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ل</text:p>
          </table:table-cell>
          <table:table-cell office:value-type="float" office:value="1527">
            <text:p>152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ا</text:p>
          </table:table-cell>
          <table:table-cell office:value-type="float" office:value="2651">
            <text:p>2651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ت</text:p>
          </table:table-cell>
          <table:table-cell office:value-type="float" office:value="466">
            <text:p>46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ن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م</text:p>
          </table:table-cell>
          <table:table-cell office:value-type="float" office:value="1161">
            <text:p>1161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ك</text:p>
          </table:table-cell>
          <table:table-cell office:value-type="float" office:value="466">
            <text:p>46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ط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ئ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ء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ؤ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ر</text:p>
          </table:table-cell>
          <table:table-cell office:value-type="float" office:value="532">
            <text:p>53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ى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و</text:p>
          </table:table-cell>
          <table:table-cell office:value-type="float" office:value="1097">
            <text:p>109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ز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ظ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ض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ذ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ص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ث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ق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ف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غ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ع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ه</text:p>
          </table:table-cell>
          <table:table-cell office:value-type="float" office:value="289">
            <text:p>28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خ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ح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ج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د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ش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س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ي</text:p>
          </table:table-cell>
          <table:table-cell office:value-type="float" office:value="388">
            <text:p>38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ب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ل</text:p>
          </table:table-cell>
          <table:table-cell office:value-type="float" office:value="653">
            <text:p>65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ا</text:p>
          </table:table-cell>
          <table:table-cell office:value-type="float" office:value="894">
            <text:p>89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ت</text:p>
          </table:table-cell>
          <table:table-cell office:value-type="float" office:value="161">
            <text:p>16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ن</text:p>
          </table:table-cell>
          <table:table-cell office:value-type="float" office:value="437">
            <text:p>43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م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ك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ط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ئ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ء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ؤ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ر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ى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و</text:p>
          </table:table-cell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ز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ظ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ض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ذ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ص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ث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ق</text:p>
          </table:table-cell>
          <table:table-cell office:value-type="float" office:value="216">
            <text:p>21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ف</text:p>
          </table:table-cell>
          <table:table-cell office:value-type="float" office:value="308">
            <text:p>30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غ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ع</text:p>
          </table:table-cell>
          <table:table-cell office:value-type="float" office:value="313">
            <text:p>313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ه</text:p>
          </table:table-cell>
          <table:table-cell office:value-type="float" office:value="739">
            <text:p>739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خ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ح</text:p>
          </table:table-cell>
          <table:table-cell office:value-type="float" office:value="138">
            <text:p>13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ج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د</text:p>
          </table:table-cell>
          <table:table-cell office:value-type="float" office:value="207">
            <text:p>20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ش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س</text:p>
          </table:table-cell>
          <table:table-cell office:value-type="float" office:value="194">
            <text:p>19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ي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ب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ل</text:p>
          </table:table-cell>
          <table:table-cell office:value-type="float" office:value="1347">
            <text:p>134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ا</text:p>
          </table:table-cell>
          <table:table-cell office:value-type="float" office:value="1901">
            <text:p>1901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ت</text:p>
          </table:table-cell>
          <table:table-cell office:value-type="float" office:value="307">
            <text:p>30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ن</text:p>
          </table:table-cell>
          <table:table-cell office:value-type="float" office:value="878">
            <text:p>87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م</text:p>
          </table:table-cell>
          <table:table-cell office:value-type="float" office:value="964">
            <text:p>96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ك</text:p>
          </table:table-cell>
          <table:table-cell office:value-type="float" office:value="301">
            <text:p>301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ط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ئ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ء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ؤ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ر</text:p>
          </table:table-cell>
          <table:table-cell office:value-type="float" office:value="412">
            <text:p>41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ى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و</text:p>
          </table:table-cell>
          <table:table-cell office:value-type="float" office:value="973">
            <text:p>973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ز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ظ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ض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ذ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ص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ث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ق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ف</text:p>
          </table:table-cell>
          <table:table-cell office:value-type="float" office:value="216">
            <text:p>21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غ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ع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ه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خ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ح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ج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د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ش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س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ي</text:p>
          </table:table-cell>
          <table:table-cell office:value-type="float" office:value="513">
            <text:p>51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ب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ل</text:p>
          </table:table-cell>
          <table:table-cell office:value-type="float" office:value="912">
            <text:p>91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ا</text:p>
          </table:table-cell>
          <table:table-cell office:value-type="float" office:value="1356">
            <text:p>135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ت</text:p>
          </table:table-cell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ن</text:p>
          </table:table-cell>
          <table:table-cell office:value-type="float" office:value="689">
            <text:p>68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م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ك</text:p>
          </table:table-cell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ط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ئ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ء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ؤ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ر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ى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و</text:p>
          </table:table-cell>
          <table:table-cell office:value-type="float" office:value="522">
            <text:p>52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ز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ظ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ض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ذ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ص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ث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ق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ف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غ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ع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ه</text:p>
          </table:table-cell>
          <table:table-cell office:value-type="float" office:value="384">
            <text:p>38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خ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ح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ج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د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ش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س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ي</text:p>
          </table:table-cell>
          <table:table-cell office:value-type="float" office:value="564">
            <text:p>56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ب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ل</text:p>
          </table:table-cell>
          <table:table-cell office:value-type="float" office:value="793">
            <text:p>79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ا</text:p>
          </table:table-cell>
          <table:table-cell office:value-type="float" office:value="1423">
            <text:p>142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ت</text:p>
          </table:table-cell>
          <table:table-cell office:value-type="float" office:value="235">
            <text:p>235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ن</text:p>
          </table:table-cell>
          <table:table-cell office:value-type="float" office:value="634">
            <text:p>63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م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ك</text:p>
          </table:table-cell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ط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ئ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ء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ؤ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ر</text:p>
          </table:table-cell>
          <table:table-cell office:value-type="float" office:value="323">
            <text:p>32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ى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و</text:p>
          </table:table-cell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ز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ظ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ض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ذ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ص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ث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ق</text:p>
          </table:table-cell>
          <table:table-cell office:value-type="float" office:value="193">
            <text:p>19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ف</text:p>
          </table:table-cell>
          <table:table-cell office:value-type="float" office:value="198">
            <text:p>19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غ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ع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ه</text:p>
          </table:table-cell>
          <table:table-cell office:value-type="float" office:value="384">
            <text:p>384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خ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ح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ج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د</text:p>
          </table:table-cell>
          <table:table-cell office:value-type="float" office:value="141">
            <text:p>14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ش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س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ي</text:p>
          </table:table-cell>
          <table:table-cell office:value-type="float" office:value="539">
            <text:p>53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ب</text:p>
          </table:table-cell>
          <table:table-cell office:value-type="float" office:value="269">
            <text:p>26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ل</text:p>
          </table:table-cell>
          <table:table-cell office:value-type="float" office:value="809">
            <text:p>80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ا</text:p>
          </table:table-cell>
          <table:table-cell office:value-type="float" office:value="1385">
            <text:p>138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ت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ن</text:p>
          </table:table-cell>
          <table:table-cell office:value-type="float" office:value="632">
            <text:p>63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م</text:p>
          </table:table-cell>
          <table:table-cell office:value-type="float" office:value="488">
            <text:p>48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ك</text:p>
          </table:table-cell>
          <table:table-cell office:value-type="float" office:value="219">
            <text:p>21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ط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ئ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ء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ؤ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ر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ى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و</text:p>
          </table:table-cell>
          <table:table-cell office:value-type="float" office:value="475">
            <text:p>47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ز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ظ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ض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ذ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ص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ث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ق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ف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غ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ع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ه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خ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ح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ج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د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ش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س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ي</text:p>
          </table:table-cell>
          <table:table-cell office:value-type="float" office:value="230">
            <text:p>23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ب</text:p>
          </table:table-cell>
          <table:table-cell office:value-type="float" office:value="151">
            <text:p>15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ل</text:p>
          </table:table-cell>
          <table:table-cell office:value-type="float" office:value="478">
            <text:p>47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ا</text:p>
          </table:table-cell>
          <table:table-cell office:value-type="float" office:value="625">
            <text:p>62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ت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ن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م</text:p>
          </table:table-cell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ك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ط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ئ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ء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ؤ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ر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ى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و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ز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ظ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ض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ذ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ص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ث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ق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ف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غ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ع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ه</text:p>
          </table:table-cell>
          <table:table-cell office:value-type="float" office:value="159">
            <text:p>159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خ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ح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ج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د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ش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س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ي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ب</text:p>
          </table:table-cell>
          <table:table-cell office:value-type="float" office:value="134">
            <text:p>13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ل</text:p>
          </table:table-cell>
          <table:table-cell office:value-type="float" office:value="449">
            <text:p>449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ا</text:p>
          </table:table-cell>
          <table:table-cell office:value-type="float" office:value="615">
            <text:p>61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ت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ن</text:p>
          </table:table-cell>
          <table:table-cell office:value-type="float" office:value="277">
            <text:p>277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م</text:p>
          </table:table-cell>
          <table:table-cell office:value-type="float" office:value="303">
            <text:p>30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ك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ط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ئ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ء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ؤ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ر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ى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و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ز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ظ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ض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ذ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ص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ث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ق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ف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غ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ع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ه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خ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ح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ج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د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ش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س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ي</text:p>
          </table:table-cell>
          <table:table-cell office:value-type="float" office:value="194">
            <text:p>19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ب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ل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ا</text:p>
          </table:table-cell>
          <table:table-cell office:value-type="float" office:value="527">
            <text:p>527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ت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ن</text:p>
          </table:table-cell>
          <table:table-cell office:value-type="float" office:value="319">
            <text:p>31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م</text:p>
          </table:table-cell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ك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ط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ئ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ء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ؤ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ر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ى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و</text:p>
          </table:table-cell>
          <table:table-cell office:value-type="float" office:value="192">
            <text:p>19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ز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ظ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ض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ذ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ص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ث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ق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ف</text:p>
          </table:table-cell>
          <table:table-cell office:value-type="float" office:value="193">
            <text:p>19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غ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ع</text:p>
          </table:table-cell>
          <table:table-cell office:value-type="float" office:value="230">
            <text:p>23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ه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خ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ح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ج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د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ش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س</text:p>
          </table:table-cell>
          <table:table-cell office:value-type="float" office:value="138">
            <text:p>13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ي</text:p>
          </table:table-cell>
          <table:table-cell office:value-type="float" office:value="504">
            <text:p>50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ب</text:p>
          </table:table-cell>
          <table:table-cell office:value-type="float" office:value="269">
            <text:p>269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ل</text:p>
          </table:table-cell>
          <table:table-cell office:value-type="float" office:value="986">
            <text:p>98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ا</text:p>
          </table:table-cell>
          <table:table-cell office:value-type="float" office:value="1294">
            <text:p>129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ت</text:p>
          </table:table-cell>
          <table:table-cell office:value-type="float" office:value="239">
            <text:p>239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ن</text:p>
          </table:table-cell>
          <table:table-cell office:value-type="float" office:value="643">
            <text:p>64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م</text:p>
          </table:table-cell>
          <table:table-cell office:value-type="float" office:value="685">
            <text:p>68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ك</text:p>
          </table:table-cell>
          <table:table-cell office:value-type="float" office:value="263">
            <text:p>26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ط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ئ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ء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ؤ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ر</text:p>
          </table:table-cell>
          <table:table-cell office:value-type="float" office:value="287">
            <text:p>287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ى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و</text:p>
          </table:table-cell>
          <table:table-cell office:value-type="float" office:value="612">
            <text:p>61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ز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ظ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ض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ذ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ص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ث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ق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ف</text:p>
          </table:table-cell>
          <table:table-cell office:value-type="float" office:value="168">
            <text:p>16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غ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ع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ه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خ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ح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ج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د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ش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س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ي</text:p>
          </table:table-cell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ب</text:p>
          </table:table-cell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ل</text:p>
          </table:table-cell>
          <table:table-cell office:value-type="float" office:value="748">
            <text:p>74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ا</text:p>
          </table:table-cell>
          <table:table-cell office:value-type="float" office:value="1246">
            <text:p>1246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ت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ن</text:p>
          </table:table-cell>
          <table:table-cell office:value-type="float" office:value="530">
            <text:p>53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م</text:p>
          </table:table-cell>
          <table:table-cell office:value-type="float" office:value="441">
            <text:p>441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ك</text:p>
          </table:table-cell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ط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ئ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ء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ؤ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ر</text:p>
          </table:table-cell>
          <table:table-cell office:value-type="float" office:value="299">
            <text:p>299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ى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و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ز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ظ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ض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ذ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ص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ث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ق</text:p>
          </table:table-cell>
          <table:table-cell office:value-type="float" office:value="151">
            <text:p>15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ف</text:p>
          </table:table-cell>
          <table:table-cell office:value-type="float" office:value="174">
            <text:p>174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غ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ع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ه</text:p>
          </table:table-cell>
          <table:table-cell office:value-type="float" office:value="364">
            <text:p>364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خ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ح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ج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د</text:p>
          </table:table-cell>
          <table:table-cell office:value-type="float" office:value="170">
            <text:p>17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ش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س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ي</text:p>
          </table:table-cell>
          <table:table-cell office:value-type="float" office:value="395">
            <text:p>39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ب</text:p>
          </table:table-cell>
          <table:table-cell office:value-type="float" office:value="271">
            <text:p>27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ل</text:p>
          </table:table-cell>
          <table:table-cell office:value-type="float" office:value="659">
            <text:p>65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ا</text:p>
          </table:table-cell>
          <table:table-cell office:value-type="float" office:value="1201">
            <text:p>120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ت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ن</text:p>
          </table:table-cell>
          <table:table-cell office:value-type="float" office:value="508">
            <text:p>508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م</text:p>
          </table:table-cell>
          <table:table-cell office:value-type="float" office:value="490">
            <text:p>49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ك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ط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ئ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ء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ؤ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ر</text:p>
          </table:table-cell>
          <table:table-cell office:value-type="float" office:value="275">
            <text:p>27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ى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و</text:p>
          </table:table-cell>
          <table:table-cell office:value-type="float" office:value="403">
            <text:p>403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ز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ظ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ض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ذ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ص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ث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ق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ف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غ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ع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ه</text:p>
          </table:table-cell>
          <table:table-cell office:value-type="float" office:value="175">
            <text:p>1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خ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ح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ج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د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ش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س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ي</text:p>
          </table:table-cell>
          <table:table-cell office:value-type="float" office:value="312">
            <text:p>31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ب</text:p>
          </table:table-cell>
          <table:table-cell office:value-type="float" office:value="154">
            <text:p>15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ل</text:p>
          </table:table-cell>
          <table:table-cell office:value-type="float" office:value="385">
            <text:p>38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ا</text:p>
          </table:table-cell>
          <table:table-cell office:value-type="float" office:value="748">
            <text:p>74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ت</text:p>
          </table:table-cell>
          <table:table-cell office:value-type="float" office:value="142">
            <text:p>14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ن</text:p>
          </table:table-cell>
          <table:table-cell office:value-type="float" office:value="340">
            <text:p>34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م</text:p>
          </table:table-cell>
          <table:table-cell office:value-type="float" office:value="287">
            <text:p>287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ك</text:p>
          </table:table-cell>
          <table:table-cell office:value-type="float" office:value="137">
            <text:p>137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ط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ئ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ء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ؤ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ر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ى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و</text:p>
          </table:table-cell>
          <table:table-cell office:value-type="float" office:value="262">
            <text:p>26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ز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ظ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ض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ذ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ص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ث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ق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ف</text:p>
          </table:table-cell>
          <table:table-cell office:value-type="float" office:value="184">
            <text:p>184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غ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ع</text:p>
          </table:table-cell>
          <table:table-cell office:value-type="float" office:value="172">
            <text:p>17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ه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خ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ح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ج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د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ش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س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ي</text:p>
          </table:table-cell>
          <table:table-cell office:value-type="float" office:value="362">
            <text:p>36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ب</text:p>
          </table:table-cell>
          <table:table-cell office:value-type="float" office:value="179">
            <text:p>17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ل</text:p>
          </table:table-cell>
          <table:table-cell office:value-type="float" office:value="584">
            <text:p>584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ا</text:p>
          </table:table-cell>
          <table:table-cell office:value-type="float" office:value="972">
            <text:p>97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ت</text:p>
          </table:table-cell>
          <table:table-cell office:value-type="float" office:value="184">
            <text:p>184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ن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م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ك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ط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ئ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ء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ؤ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ر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ى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و</text:p>
          </table:table-cell>
          <table:table-cell office:value-type="float" office:value="340">
            <text:p>34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ز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ظ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ض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ذ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ص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ث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ق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ف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غ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ع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ه</text:p>
          </table:table-cell>
          <table:table-cell office:value-type="float" office:value="298">
            <text:p>298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خ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ح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ج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د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ش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س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ي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ب</text:p>
          </table:table-cell>
          <table:table-cell office:value-type="float" office:value="161">
            <text:p>161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ل</text:p>
          </table:table-cell>
          <table:table-cell office:value-type="float" office:value="541">
            <text:p>541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ا</text:p>
          </table:table-cell>
          <table:table-cell office:value-type="float" office:value="935">
            <text:p>935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ت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ن</text:p>
          </table:table-cell>
          <table:table-cell office:value-type="float" office:value="511">
            <text:p>511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م</text:p>
          </table:table-cell>
          <table:table-cell office:value-type="float" office:value="397">
            <text:p>397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ك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ط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ئ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ء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ؤ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ر</text:p>
          </table:table-cell>
          <table:table-cell office:value-type="float" office:value="188">
            <text:p>188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ى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و</text:p>
          </table:table-cell>
          <table:table-cell office:value-type="float" office:value="386">
            <text:p>38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ز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ظ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ض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ذ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ص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ث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ق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ف</text:p>
          </table:table-cell>
          <table:table-cell office:value-type="float" office:value="142">
            <text:p>142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غ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ع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ه</text:p>
          </table:table-cell>
          <table:table-cell office:value-type="float" office:value="321">
            <text:p>321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خ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ح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ج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د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ش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س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ي</text:p>
          </table:table-cell>
          <table:table-cell office:value-type="float" office:value="406">
            <text:p>406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ب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ل</text:p>
          </table:table-cell>
          <table:table-cell office:value-type="float" office:value="689">
            <text:p>689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ا</text:p>
          </table:table-cell>
          <table:table-cell office:value-type="float" office:value="905">
            <text:p>905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ت</text:p>
          </table:table-cell>
          <table:table-cell office:value-type="float" office:value="134">
            <text:p>134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ن</text:p>
          </table:table-cell>
          <table:table-cell office:value-type="float" office:value="388">
            <text:p>38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م</text:p>
          </table:table-cell>
          <table:table-cell office:value-type="float" office:value="421">
            <text:p>421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ك</text:p>
          </table:table-cell>
          <table:table-cell office:value-type="float" office:value="154">
            <text:p>154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ط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ئ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ء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ؤ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ر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ى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و</text:p>
          </table:table-cell>
          <table:table-cell office:value-type="float" office:value="379">
            <text:p>379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ز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ظ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ض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ذ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ص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ث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ق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ف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غ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ع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ه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خ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ح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ج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د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ش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س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ي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ب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ل</text:p>
          </table:table-cell>
          <table:table-cell office:value-type="float" office:value="468">
            <text:p>468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ا</text:p>
          </table:table-cell>
          <table:table-cell office:value-type="float" office:value="789">
            <text:p>789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ت</text:p>
          </table:table-cell>
          <table:table-cell office:value-type="float" office:value="148">
            <text:p>148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ن</text:p>
          </table:table-cell>
          <table:table-cell office:value-type="float" office:value="427">
            <text:p>427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م</text:p>
          </table:table-cell>
          <table:table-cell office:value-type="float" office:value="383">
            <text:p>383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ك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ط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ئ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ء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ؤ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ر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ى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و</text:p>
          </table:table-cell>
          <table:table-cell office:value-type="float" office:value="343">
            <text:p>343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ز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ظ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ض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ذ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ص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ث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ق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ف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غ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ع</text:p>
          </table:table-cell>
          <table:table-cell office:value-type="float" office:value="179">
            <text:p>179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ه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خ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ح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ج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د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ش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س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ي</text:p>
          </table:table-cell>
          <table:table-cell office:value-type="float" office:value="427">
            <text:p>427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ب</text:p>
          </table:table-cell>
          <table:table-cell office:value-type="float" office:value="208">
            <text:p>208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ل</text:p>
          </table:table-cell>
          <table:table-cell office:value-type="float" office:value="719">
            <text:p>719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ا</text:p>
          </table:table-cell>
          <table:table-cell office:value-type="float" office:value="964">
            <text:p>96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ت</text:p>
          </table:table-cell>
          <table:table-cell office:value-type="float" office:value="199">
            <text:p>199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ن</text:p>
          </table:table-cell>
          <table:table-cell office:value-type="float" office:value="434">
            <text:p>43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م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ك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ط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ئ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ء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ؤ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ر</text:p>
          </table:table-cell>
          <table:table-cell office:value-type="float" office:value="174">
            <text:p>17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ى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و</text:p>
          </table:table-cell>
          <table:table-cell office:value-type="float" office:value="448">
            <text:p>448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ز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ظ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ض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ذ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ص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ث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ق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ف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غ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ع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ه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خ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ح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ج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د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ش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س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ي</text:p>
          </table:table-cell>
          <table:table-cell office:value-type="float" office:value="262">
            <text:p>26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ب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ل</text:p>
          </table:table-cell>
          <table:table-cell office:value-type="float" office:value="446">
            <text:p>446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ا</text:p>
          </table:table-cell>
          <table:table-cell office:value-type="float" office:value="750">
            <text:p>75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ت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ن</text:p>
          </table:table-cell>
          <table:table-cell office:value-type="float" office:value="282">
            <text:p>28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م</text:p>
          </table:table-cell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ك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ط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ئ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ء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ؤ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ر</text:p>
          </table:table-cell>
          <table:table-cell office:value-type="float" office:value="192">
            <text:p>19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ى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و</text:p>
          </table:table-cell>
          <table:table-cell office:value-type="float" office:value="334">
            <text:p>334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ز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ظ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ض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ذ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ص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ث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ق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ف</text:p>
          </table:table-cell>
          <table:table-cell office:value-type="float" office:value="142">
            <text:p>142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غ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ع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ه</text:p>
          </table:table-cell>
          <table:table-cell office:value-type="float" office:value="199">
            <text:p>199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خ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ح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ج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د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ش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س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ي</text:p>
          </table:table-cell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ب</text:p>
          </table:table-cell>
          <table:table-cell office:value-type="float" office:value="189">
            <text:p>189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ل</text:p>
          </table:table-cell>
          <table:table-cell office:value-type="float" office:value="609">
            <text:p>609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ا</text:p>
          </table:table-cell>
          <table:table-cell office:value-type="float" office:value="987">
            <text:p>987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ت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ن</text:p>
          </table:table-cell>
          <table:table-cell office:value-type="float" office:value="602">
            <text:p>602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م</text:p>
          </table:table-cell>
          <table:table-cell office:value-type="float" office:value="481">
            <text:p>481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ك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ط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ئ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ء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ؤ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ر</text:p>
          </table:table-cell>
          <table:table-cell office:value-type="float" office:value="216">
            <text:p>216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ى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و</text:p>
          </table:table-cell>
          <table:table-cell office:value-type="float" office:value="420">
            <text:p>42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ز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ظ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ض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ذ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ص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ث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ق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ف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غ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ع</text:p>
          </table:table-cell>
          <table:table-cell office:value-type="float" office:value="134">
            <text:p>134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ه</text:p>
          </table:table-cell>
          <table:table-cell office:value-type="float" office:value="266">
            <text:p>26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خ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ح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ج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د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ش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س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ي</text:p>
          </table:table-cell>
          <table:table-cell office:value-type="float" office:value="322">
            <text:p>322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ب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ل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ا</text:p>
          </table:table-cell>
          <table:table-cell office:value-type="float" office:value="857">
            <text:p>857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ت</text:p>
          </table:table-cell>
          <table:table-cell office:value-type="float" office:value="176">
            <text:p>17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ن</text:p>
          </table:table-cell>
          <table:table-cell office:value-type="float" office:value="422">
            <text:p>422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م</text:p>
          </table:table-cell>
          <table:table-cell office:value-type="float" office:value="396">
            <text:p>39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ك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ط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ئ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ء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ؤ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ر</text:p>
          </table:table-cell>
          <table:table-cell office:value-type="float" office:value="192">
            <text:p>192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ى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و</text:p>
          </table:table-cell>
          <table:table-cell office:value-type="float" office:value="333">
            <text:p>333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ز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ظ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ض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ذ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ص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ث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ق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ف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غ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ع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ه</text:p>
          </table:table-cell>
          <table:table-cell office:value-type="float" office:value="316">
            <text:p>31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خ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ح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ج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د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ش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س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ي</text:p>
          </table:table-cell>
          <table:table-cell office:value-type="float" office:value="427">
            <text:p>42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ب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ل</text:p>
          </table:table-cell>
          <table:table-cell office:value-type="float" office:value="664">
            <text:p>66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ا</text:p>
          </table:table-cell>
          <table:table-cell office:value-type="float" office:value="1055">
            <text:p>1055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ت</text:p>
          </table:table-cell>
          <table:table-cell office:value-type="float" office:value="214">
            <text:p>21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ن</text:p>
          </table:table-cell>
          <table:table-cell office:value-type="float" office:value="564">
            <text:p>56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م</text:p>
          </table:table-cell>
          <table:table-cell office:value-type="float" office:value="457">
            <text:p>45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ك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ط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ئ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ء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ؤ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ر</text:p>
          </table:table-cell>
          <table:table-cell office:value-type="float" office:value="216">
            <text:p>21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ى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و</text:p>
          </table:table-cell>
          <table:table-cell office:value-type="float" office:value="414">
            <text:p>41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ز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ظ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ض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ذ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ص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ث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ق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ف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غ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ع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ه</text:p>
          </table:table-cell>
          <table:table-cell office:value-type="float" office:value="227">
            <text:p>227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خ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ح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ج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د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ش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س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ي</text:p>
          </table:table-cell>
          <table:table-cell office:value-type="float" office:value="280">
            <text:p>28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ب</text:p>
          </table:table-cell>
          <table:table-cell office:value-type="float" office:value="148">
            <text:p>14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ل</text:p>
          </table:table-cell>
          <table:table-cell office:value-type="float" office:value="550">
            <text:p>55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ا</text:p>
          </table:table-cell>
          <table:table-cell office:value-type="float" office:value="812">
            <text:p>81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ت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ن</text:p>
          </table:table-cell>
          <table:table-cell office:value-type="float" office:value="407">
            <text:p>407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م</text:p>
          </table:table-cell>
          <table:table-cell office:value-type="float" office:value="341">
            <text:p>341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ك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ط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ئ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ء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ؤ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ر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ى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و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ز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ظ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ض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ذ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ص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ث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ق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ف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غ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ع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ه</text:p>
          </table:table-cell>
          <table:table-cell office:value-type="float" office:value="172">
            <text:p>17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خ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ح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ج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د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ش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س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ي</text:p>
          </table:table-cell>
          <table:table-cell office:value-type="float" office:value="263">
            <text:p>26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ب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ل</text:p>
          </table:table-cell>
          <table:table-cell office:value-type="float" office:value="391">
            <text:p>391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ا</text:p>
          </table:table-cell>
          <table:table-cell office:value-type="float" office:value="558">
            <text:p>558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ت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ن</text:p>
          </table:table-cell>
          <table:table-cell office:value-type="float" office:value="275">
            <text:p>27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م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ك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ط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ئ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ء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ؤ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ر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ى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و</text:p>
          </table:table-cell>
          <table:table-cell office:value-type="float" office:value="268">
            <text:p>268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ز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ظ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ض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ذ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ص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ث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ق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ف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غ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ع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ه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خ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ح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ج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د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ش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س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ي</text:p>
          </table:table-cell>
          <table:table-cell office:value-type="float" office:value="149">
            <text:p>149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ب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ل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ا</text:p>
          </table:table-cell>
          <table:table-cell office:value-type="float" office:value="386">
            <text:p>386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ت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ن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م</text:p>
          </table:table-cell>
          <table:table-cell office:value-type="float" office:value="170">
            <text:p>17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ك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ط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ئ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ء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ر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ى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و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ز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ظ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ض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ذ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ص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ث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ق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ف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غ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ع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ه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خ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ح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ج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د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ش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س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ي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ب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ل</text:p>
          </table:table-cell>
          <table:table-cell office:value-type="float" office:value="151">
            <text:p>15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ا</text:p>
          </table:table-cell>
          <table:table-cell office:value-type="float" office:value="275">
            <text:p>275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ت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ن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م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ك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ط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ئ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ء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ؤ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ر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ى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و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ز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ظ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ض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ذ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ص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ث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ق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ف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غ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ع</text:p>
          </table:table-cell>
          <table:table-cell office:value-type="float" office:value="151">
            <text:p>15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ه</text:p>
          </table:table-cell>
          <table:table-cell office:value-type="float" office:value="310">
            <text:p>310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خ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ح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ج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د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ش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س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ي</text:p>
          </table:table-cell>
          <table:table-cell office:value-type="float" office:value="407">
            <text:p>407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ب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ل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ا</text:p>
          </table:table-cell>
          <table:table-cell office:value-type="float" office:value="1119">
            <text:p>1119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ت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ن</text:p>
          </table:table-cell>
          <table:table-cell office:value-type="float" office:value="506">
            <text:p>50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م</text:p>
          </table:table-cell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ك</text:p>
          </table:table-cell>
          <table:table-cell office:value-type="float" office:value="197">
            <text:p>197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ط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ئ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ء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ؤ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ر</text:p>
          </table:table-cell>
          <table:table-cell office:value-type="float" office:value="193">
            <text:p>193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ى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و</text:p>
          </table:table-cell>
          <table:table-cell office:value-type="float" office:value="459">
            <text:p>459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ز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ظ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ض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ذ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ص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ث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ق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ف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غ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ع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ه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خ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ح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ج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د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ش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س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ي</text:p>
          </table:table-cell>
          <table:table-cell office:value-type="float" office:value="263">
            <text:p>263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ب</text:p>
          </table:table-cell>
          <table:table-cell office:value-type="float" office:value="141">
            <text:p>14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ل</text:p>
          </table:table-cell>
          <table:table-cell office:value-type="float" office:value="416">
            <text:p>41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ا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ت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ن</text:p>
          </table:table-cell>
          <table:table-cell office:value-type="float" office:value="288">
            <text:p>288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م</text:p>
          </table:table-cell>
          <table:table-cell office:value-type="float" office:value="287">
            <text:p>287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ك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ط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ئ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ء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ؤ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ر</text:p>
          </table:table-cell>
          <table:table-cell office:value-type="float" office:value="151">
            <text:p>15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ى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و</text:p>
          </table:table-cell>
          <table:table-cell office:value-type="float" office:value="263">
            <text:p>263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ز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ظ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ض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ذ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ص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ث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ق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ف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غ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ع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ه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خ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ح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ج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د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ش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س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ي</text:p>
          </table:table-cell>
          <table:table-cell office:value-type="float" office:value="219">
            <text:p>21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ب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ل</text:p>
          </table:table-cell>
          <table:table-cell office:value-type="float" office:value="397">
            <text:p>397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ا</text:p>
          </table:table-cell>
          <table:table-cell office:value-type="float" office:value="580">
            <text:p>58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ت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ن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م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ك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ط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ئ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ء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ؤ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ر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ى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و</text:p>
          </table:table-cell>
          <table:table-cell office:value-type="float" office:value="215">
            <text:p>21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ز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ظ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ض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ذ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ص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ث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ق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ف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غ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ع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ه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خ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ح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ج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د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ش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س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ي</text:p>
          </table:table-cell>
          <table:table-cell office:value-type="float" office:value="214">
            <text:p>214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ب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ل</text:p>
          </table:table-cell>
          <table:table-cell office:value-type="float" office:value="328">
            <text:p>32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ا</text:p>
          </table:table-cell>
          <table:table-cell office:value-type="float" office:value="539">
            <text:p>539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ت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ن</text:p>
          </table:table-cell>
          <table:table-cell office:value-type="float" office:value="301">
            <text:p>301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م</text:p>
          </table:table-cell>
          <table:table-cell office:value-type="float" office:value="309">
            <text:p>309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ك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ط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ئ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ء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ؤ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ر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ى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و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ز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ظ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ض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ذ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ص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ث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ق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ف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غ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ع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ه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خ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ح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ج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د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ش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س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ي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ب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ل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ا</text:p>
          </table:table-cell>
          <table:table-cell office:value-type="float" office:value="704">
            <text:p>704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ت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ن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م</text:p>
          </table:table-cell>
          <table:table-cell office:value-type="float" office:value="316">
            <text:p>31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ك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ط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ئ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ء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ؤ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ر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ى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و</text:p>
          </table:table-cell>
          <table:table-cell office:value-type="float" office:value="265">
            <text:p>265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ز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ظ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ض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ذ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ص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ث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ق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ف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غ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ع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ه</text:p>
          </table:table-cell>
          <table:table-cell office:value-type="float" office:value="141">
            <text:p>141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خ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ح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ج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د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ش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س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ي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ب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ل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ا</text:p>
          </table:table-cell>
          <table:table-cell office:value-type="float" office:value="615">
            <text:p>615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ت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ن</text:p>
          </table:table-cell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م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ك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ط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ئ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ء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ؤ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ر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ى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و</text:p>
          </table:table-cell>
          <table:table-cell office:value-type="float" office:value="198">
            <text:p>198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ز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ظ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ض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ذ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ص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ث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ق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ف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غ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ع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ه</text:p>
          </table:table-cell>
          <table:table-cell office:value-type="float" office:value="288">
            <text:p>288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خ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ح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ج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د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ش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س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ي</text:p>
          </table:table-cell>
          <table:table-cell office:value-type="float" office:value="330">
            <text:p>33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ب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ل</text:p>
          </table:table-cell>
          <table:table-cell office:value-type="float" office:value="626">
            <text:p>626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ا</text:p>
          </table:table-cell>
          <table:table-cell office:value-type="float" office:value="820">
            <text:p>82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ت</text:p>
          </table:table-cell>
          <table:table-cell office:value-type="float" office:value="161">
            <text:p>161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ن</text:p>
          </table:table-cell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م</text:p>
          </table:table-cell>
          <table:table-cell office:value-type="float" office:value="378">
            <text:p>378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ك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ط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ئ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ء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ؤ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ر</text:p>
          </table:table-cell>
          <table:table-cell office:value-type="float" office:value="170">
            <text:p>17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ى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و</text:p>
          </table:table-cell>
          <table:table-cell office:value-type="float" office:value="336">
            <text:p>336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ز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ظ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ض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ذ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ص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ث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ق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ف</text:p>
          </table:table-cell>
          <table:table-cell office:value-type="float" office:value="149">
            <text:p>14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غ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ع</text:p>
          </table:table-cell>
          <table:table-cell office:value-type="float" office:value="142">
            <text:p>142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ه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خ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ح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ج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د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ش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س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ي</text:p>
          </table:table-cell>
          <table:table-cell office:value-type="float" office:value="357">
            <text:p>35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ب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ل</text:p>
          </table:table-cell>
          <table:table-cell office:value-type="float" office:value="624">
            <text:p>624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ا</text:p>
          </table:table-cell>
          <table:table-cell office:value-type="float" office:value="913">
            <text:p>91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ت</text:p>
          </table:table-cell>
          <table:table-cell office:value-type="float" office:value="142">
            <text:p>142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ن</text:p>
          </table:table-cell>
          <table:table-cell office:value-type="float" office:value="403">
            <text:p>40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م</text:p>
          </table:table-cell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ك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ط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ئ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ء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ؤ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ر</text:p>
          </table:table-cell>
          <table:table-cell office:value-type="float" office:value="209">
            <text:p>20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ى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و</text:p>
          </table:table-cell>
          <table:table-cell office:value-type="float" office:value="360">
            <text:p>36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ز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ظ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ض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ذ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ص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ث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ق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ف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غ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ع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ه</text:p>
          </table:table-cell>
          <table:table-cell office:value-type="float" office:value="172">
            <text:p>172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خ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ح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ج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د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ش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س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ي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ب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ل</text:p>
          </table:table-cell>
          <table:table-cell office:value-type="float" office:value="356">
            <text:p>356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ا</text:p>
          </table:table-cell>
          <table:table-cell office:value-type="float" office:value="624">
            <text:p>624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ت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ن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م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ك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ط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ئ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ء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ؤ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ر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ى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و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ز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ظ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ض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ذ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ص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ث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ق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ف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غ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ع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ه</text:p>
          </table:table-cell>
          <table:table-cell office:value-type="float" office:value="193">
            <text:p>193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خ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ح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ج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د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ش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س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ي</text:p>
          </table:table-cell>
          <table:table-cell office:value-type="float" office:value="303">
            <text:p>303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ب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ل</text:p>
          </table:table-cell>
          <table:table-cell office:value-type="float" office:value="424">
            <text:p>42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ا</text:p>
          </table:table-cell>
          <table:table-cell office:value-type="float" office:value="598">
            <text:p>598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ت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ن</text:p>
          </table:table-cell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م</text:p>
          </table:table-cell>
          <table:table-cell office:value-type="float" office:value="297">
            <text:p>297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ك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ط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ئ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ء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ؤ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ر</text:p>
          </table:table-cell>
          <table:table-cell office:value-type="float" office:value="139">
            <text:p>139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ى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و</text:p>
          </table:table-cell>
          <table:table-cell office:value-type="float" office:value="269">
            <text:p>269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ز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ظ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ض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ذ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ص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ث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ق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ف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غ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ع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ه</text:p>
          </table:table-cell>
          <table:table-cell office:value-type="float" office:value="209">
            <text:p>209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خ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ح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ج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د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ش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س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ي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ب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ل</text:p>
          </table:table-cell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ا</text:p>
          </table:table-cell>
          <table:table-cell office:value-type="float" office:value="611">
            <text:p>61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ت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ن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م</text:p>
          </table:table-cell>
          <table:table-cell office:value-type="float" office:value="321">
            <text:p>32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ك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ط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ئ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ء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ؤ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ر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ى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و</text:p>
          </table:table-cell>
          <table:table-cell office:value-type="float" office:value="279">
            <text:p>279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ز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ظ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ض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ذ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ص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ث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ق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ف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غ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ع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ه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خ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ح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ج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د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ش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س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ي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ب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ل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ا</text:p>
          </table:table-cell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ت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ن</text:p>
          </table:table-cell>
          <table:table-cell office:value-type="float" office:value="154">
            <text:p>154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م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ك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ط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ئ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ء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ؤ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ر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ى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و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ز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ظ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ض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ذ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ص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ث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ق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ف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غ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ع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ه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خ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ح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ج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د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ش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س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ي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ب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ل</text:p>
          </table:table-cell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ا</text:p>
          </table:table-cell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ت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ن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م</text:p>
          </table:table-cell>
          <table:table-cell office:value-type="float" office:value="197">
            <text:p>197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ك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ط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ئ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ء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ؤ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ر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ى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و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ز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ظ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ض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ذ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ص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ث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ق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ف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غ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ع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ه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خ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ح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ج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د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ش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س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ي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ب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ل</text:p>
          </table:table-cell>
          <table:table-cell office:value-type="float" office:value="288">
            <text:p>288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ا</text:p>
          </table:table-cell>
          <table:table-cell office:value-type="float" office:value="496">
            <text:p>496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ت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ن</text:p>
          </table:table-cell>
          <table:table-cell office:value-type="float" office:value="215">
            <text:p>21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م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ك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ط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ئ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ء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ر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ى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و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ز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ظ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ض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ذ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ص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ث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ق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ف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غ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ع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ه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خ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ح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ج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د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ش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س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ي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ب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ل</text:p>
          </table:table-cell>
          <table:table-cell office:value-type="float" office:value="299">
            <text:p>299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ا</text:p>
          </table:table-cell>
          <table:table-cell office:value-type="float" office:value="435">
            <text:p>435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ت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ن</text:p>
          </table:table-cell>
          <table:table-cell office:value-type="float" office:value="176">
            <text:p>176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م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ك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ط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ئ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ء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ؤ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ر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ى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و</text:p>
          </table:table-cell>
          <table:table-cell office:value-type="float" office:value="192">
            <text:p>192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ز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ظ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ض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ذ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ص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ث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ق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ف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غ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ع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ه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خ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ح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ج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د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ش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س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ي</text:p>
          </table:table-cell>
          <table:table-cell office:value-type="float" office:value="172">
            <text:p>172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ب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ل</text:p>
          </table:table-cell>
          <table:table-cell office:value-type="float" office:value="319">
            <text:p>319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ا</text:p>
          </table:table-cell>
          <table:table-cell office:value-type="float" office:value="396">
            <text:p>396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ت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ن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م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ك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ط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ئ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ء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ؤ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ر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ى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و</text:p>
          </table:table-cell>
          <table:table-cell office:value-type="float" office:value="188">
            <text:p>188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ز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ظ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ض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ذ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ص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ث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ق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ف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غ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ع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ه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خ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ح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ج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د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ش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س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ي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ب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ل</text:p>
          </table:table-cell>
          <table:table-cell office:value-type="float" office:value="193">
            <text:p>193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ا</text:p>
          </table:table-cell>
          <table:table-cell office:value-type="float" office:value="297">
            <text:p>297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ت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ن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م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ك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ط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ئ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ء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ؤ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ر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ى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و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ز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ظ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ض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ذ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ص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ث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ق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ف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غ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ع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ه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خ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ح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ج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د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ش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س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ي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ب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ل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ا</text:p>
          </table:table-cell>
          <table:table-cell office:value-type="float" office:value="226">
            <text:p>22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ت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ن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م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ك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ط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ئ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ء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ر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ى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و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ز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ظ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ض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ذ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ص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ث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ق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ف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غ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ع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ه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خ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ح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ج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د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س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ي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ب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ل</text:p>
          </table:table-cell>
          <table:table-cell office:value-type="float" office:value="159">
            <text:p>159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ا</text:p>
          </table:table-cell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ت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ن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م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ك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ط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ئ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ء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ؤ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ر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ى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و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ز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ظ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ض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ذ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ص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ث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ق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ف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غ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ع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ه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خ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ح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ج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د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ش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س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ي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ب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ل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ا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ت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ن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م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ك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ط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ئ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ء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ؤ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ر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ى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و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ز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ظ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ض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ذ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ص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ث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ق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ف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غ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ع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ه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خ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ح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ج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د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ش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س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ي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ب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ل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ا</text:p>
          </table:table-cell>
          <table:table-cell office:value-type="float" office:value="287">
            <text:p>287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ت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ن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م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ك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ط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ئ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ء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ؤ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ر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ى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و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ز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ظ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ض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ذ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ص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ث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ق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ف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غ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ع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ه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خ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ح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ج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د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ش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س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ي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ب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ل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ا</text:p>
          </table:table-cell>
          <table:table-cell office:value-type="float" office:value="226">
            <text:p>226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ت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ن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م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ك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ط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ئ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ء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ر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ى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و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ز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ظ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ض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ذ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ص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ث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ق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ف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غ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ع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ه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خ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ح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ج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د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ش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س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ي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ب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ل</text:p>
          </table:table-cell>
          <table:table-cell office:value-type="float" office:value="138">
            <text:p>138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ا</text:p>
          </table:table-cell>
          <table:table-cell office:value-type="float" office:value="367">
            <text:p>367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ت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ن</text:p>
          </table:table-cell>
          <table:table-cell office:value-type="float" office:value="142">
            <text:p>142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م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ك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ط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ئ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ء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ؤ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ر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ى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و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ز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ظ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ض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ذ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ص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ث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ق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ف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غ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ع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ه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خ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ح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ج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د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ش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س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ي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ب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ل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ا</text:p>
          </table:table-cell>
          <table:table-cell office:value-type="float" office:value="312">
            <text:p>312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ت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ن</text:p>
          </table:table-cell>
          <table:table-cell office:value-type="float" office:value="201">
            <text:p>201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م</text:p>
          </table:table-cell>
          <table:table-cell office:value-type="float" office:value="175">
            <text:p>175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ك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ط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ئ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ء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ؤ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ر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ى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و</text:p>
          </table:table-cell>
          <table:table-cell office:value-type="float" office:value="149">
            <text:p>149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ز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ظ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ض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ذ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ص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ث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ق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ف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غ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ع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ه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خ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ح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ج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د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ش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س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ي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ب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ل</text:p>
          </table:table-cell>
          <table:table-cell office:value-type="float" office:value="315">
            <text:p>315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ا</text:p>
          </table:table-cell>
          <table:table-cell office:value-type="float" office:value="440">
            <text:p>44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ت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ن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م</text:p>
          </table:table-cell>
          <table:table-cell office:value-type="float" office:value="215">
            <text:p>215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ك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ط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ئ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ء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ؤ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ر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ى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و</text:p>
          </table:table-cell>
          <table:table-cell office:value-type="float" office:value="216">
            <text:p>216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ز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ظ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ض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ذ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ص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ث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ق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ف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غ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ع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ه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خ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ح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ج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د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ش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س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ي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ب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ل</text:p>
          </table:table-cell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ا</text:p>
          </table:table-cell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ت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ن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م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ك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ط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ئ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ء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ؤ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ر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ى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و</text:p>
          </table:table-cell>
          <table:table-cell office:value-type="float" office:value="182">
            <text:p>182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ز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ظ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ض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ذ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ص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ث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ق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ف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غ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ع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ه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خ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ح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ج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د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ش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س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ي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ب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ل</text:p>
          </table:table-cell>
          <table:table-cell office:value-type="float" office:value="270">
            <text:p>270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ا</text:p>
          </table:table-cell>
          <table:table-cell office:value-type="float" office:value="360">
            <text:p>360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ت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ن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م</text:p>
          </table:table-cell>
          <table:table-cell office:value-type="float" office:value="148">
            <text:p>14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ك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ط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ئ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ء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ؤ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ر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ى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و</text:p>
          </table:table-cell>
          <table:table-cell office:value-type="float" office:value="159">
            <text:p>15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ز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ظ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ض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ذ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ص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ث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ق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ف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غ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ع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ه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خ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ح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ج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د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س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ي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ب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ل</text:p>
          </table:table-cell>
          <table:table-cell office:value-type="float" office:value="170">
            <text:p>17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ا</text:p>
          </table:table-cell>
          <table:table-cell office:value-type="float" office:value="279">
            <text:p>27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ت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ن</text:p>
          </table:table-cell>
          <table:table-cell office:value-type="float" office:value="134">
            <text:p>134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م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ك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ط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ئ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ء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ؤ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ر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ى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و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ز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ظ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ض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ذ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ص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ق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ف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غ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ع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ه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خ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ح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ج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د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ش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س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ي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ب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ل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ا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ت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ن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م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ك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ط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ئ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ء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ؤ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ر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ى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و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ز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ظ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ض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ذ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ص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ث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ق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ف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غ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ع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ه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خ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ح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ج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د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ش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س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ي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ب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ل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ا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ت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ن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م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ك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ئ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ء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ر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ى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و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ز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ظ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ض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ذ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ص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ث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ق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ف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غ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ع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ه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خ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ح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ج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د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ش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س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ي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ب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ل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ا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ت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ن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م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ك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ط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ئ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ء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ؤ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ر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ى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و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ز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ض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ذ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ص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ث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ق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ف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غ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ع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ه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خ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ح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ج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د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ش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س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ي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ب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ل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ا</text:p>
          </table:table-cell>
          <table:table-cell office:value-type="float" office:value="189">
            <text:p>189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ت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ن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م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ك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ط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ئ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ء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ؤ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ر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ى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و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ز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ظ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ض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ذ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ص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ث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ق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ف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غ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ع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ه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خ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ح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ج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د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ش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س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ي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ب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ل</text:p>
          </table:table-cell>
          <table:table-cell office:value-type="float" office:value="154">
            <text:p>15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ا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ت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ن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م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ك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ط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ئ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ء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ؤ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ر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ى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و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ز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ظ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ض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ذ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ص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ث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ق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ف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غ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ع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ه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خ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ح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ج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د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ش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س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ي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ب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ل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ا</text:p>
          </table:table-cell>
          <table:table-cell office:value-type="float" office:value="209">
            <text:p>209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ت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ن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م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ك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ط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ئ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ء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ؤ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ر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ى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و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ز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ظ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ض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ذ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ص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ث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ق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ف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غ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ع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ه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خ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ح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ج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د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ش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س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ي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ب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ل</text:p>
          </table:table-cell>
          <table:table-cell office:value-type="float" office:value="142">
            <text:p>142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ا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ت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ن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م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ك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ط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ئ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ء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ر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ى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و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ز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ظ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ض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ذ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ص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ث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ق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ف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غ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ع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ه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خ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ح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ج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د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ش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س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ي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ب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ل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ا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ت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ن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م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ك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ط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ئ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ء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ر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ى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و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ز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ظ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ض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ذ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ص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ث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ق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ف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غ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ع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ه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خ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ح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ج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د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ش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س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ي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ب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ل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ا</text:p>
          </table:table-cell>
          <table:table-cell office:value-type="float" office:value="195">
            <text:p>195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ت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ن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م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ك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ط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ئ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ء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ؤ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ر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ى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و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ز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ظ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ض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ذ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ص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ث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ق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ف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غ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ع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ه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خ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ح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ج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د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ش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س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ي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ب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ل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ا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ت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ن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م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ك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ط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ئ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ء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ر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ى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و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ز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ظ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ض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ذ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ص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ث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ق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ف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غ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ع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ه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خ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ح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ج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د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ش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س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ي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ب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ل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ا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ت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ن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م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ك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ط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ئ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ء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ؤ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ر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ى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و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ز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ظ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ض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ذ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ص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ث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ق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ف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غ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ع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ه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خ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ح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ج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د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ش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س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ي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ب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ل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ا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ت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ن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م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ك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ط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ئ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ء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ر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ى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و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ز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ظ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ض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ذ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ص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ث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ق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ف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غ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ع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ه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خ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ج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د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ش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س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ي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ب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ل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ا</text:p>
          </table:table-cell>
          <table:table-cell office:value-type="float" office:value="161">
            <text:p>161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ت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ن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م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ك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ط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ئ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ء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ؤ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ر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ى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و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ز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ظ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ض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ذ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ص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ث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ق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ف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غ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ع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ه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خ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ح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ج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د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ش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س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ي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ب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ل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ا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ت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ن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م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ك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ط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ئ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ء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ؤ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ر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ى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و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ز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ظ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ض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ذ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ص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ث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ق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ف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غ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ع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ه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خ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ج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د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ش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س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ي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ب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ل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ا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ت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ن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م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ك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ط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ئ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ر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ى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و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ز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ظ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ض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ذ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ص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ث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ق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ف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غ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ع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ه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خ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ج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د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ش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س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ي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ب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ل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ا</text:p>
          </table:table-cell>
          <table:table-cell office:value-type="float" office:value="215">
            <text:p>21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ت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ن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م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ك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ط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ئ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ء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ؤ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ر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ى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و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ز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ظ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ض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ذ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ص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ث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ق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ف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غ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ع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ه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خ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ح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ج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د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ش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س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ي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ب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ل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ا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ت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ن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م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ك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ط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ئ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ء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ؤ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ر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ى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و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ز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ظ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ض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ذ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ص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ث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ق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ف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غ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ع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ه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خ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ج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د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ش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س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ي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ب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ل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ا</text:p>
          </table:table-cell>
          <table:table-cell office:value-type="float" office:value="194">
            <text:p>194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ت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ن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م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ك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ط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ئ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ء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ر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ى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و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ز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ظ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ض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ذ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ص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ث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ق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ف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غ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ع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ه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خ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ج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د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ش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س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ي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ب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ل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ا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ت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ن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م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ك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ط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ئ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ء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ر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ى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و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ز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ظ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ض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ذ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ص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ث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ق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ف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غ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ع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ه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خ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ج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د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ش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س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ي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ب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ل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ا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ت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ن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م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ك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ط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ئ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ء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ر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ى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و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ز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ظ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ض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ذ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ص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ث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ق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ف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غ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ع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ه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خ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ح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ج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د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ش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س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ي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ب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ل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ا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ت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ن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م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ك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ط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ئ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ء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ؤ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ر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ى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و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ز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ض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ذ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ص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ث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ق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ف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غ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ع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ه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خ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ح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ج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د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ش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س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ي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ب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ل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ا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ت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ن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م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ك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ط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ئ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ء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ر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و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ظ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ذ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ص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ث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ق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ف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غ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ع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ه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خ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ح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ج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د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ش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س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ي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ب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ل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ا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ت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ن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م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ك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ط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ئ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ء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ر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ى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و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ز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ظ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ض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ذ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ص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ث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ق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ف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غ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ع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ه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خ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ح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ج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د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ش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س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ي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ب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ل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ا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ت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ن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م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ك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ط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ئ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ء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ر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ى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و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ظ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ض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ذ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ص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ث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ق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ف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غ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ع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ه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خ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ح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ج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د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ش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س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ي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ب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ل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ا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ت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ن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م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ك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ط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ئ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ء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ؤ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ر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ى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و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ز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ظ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ض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ذ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ص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ث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ق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ف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ع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ه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خ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ح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ج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د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س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ي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ب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ل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ا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ت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ن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م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ك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ط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ئ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ء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ر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ى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و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ز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ظ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ض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ذ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ص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ث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ق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ف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غ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ع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ه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خ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ج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د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ش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س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ي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ب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ل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ا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ت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ن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م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ك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ء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ؤ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ر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ى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و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ز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ذ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ص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ث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ق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ف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غ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ع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ه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خ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ح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ج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د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ش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س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ي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ب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ل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ا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ت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ن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م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ك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ط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ئ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ء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ر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ى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و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ز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ظ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ض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ذ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ص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ث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ق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ف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غ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ع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ه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خ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ج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د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ش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س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ي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ب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ل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ا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ت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ن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م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ك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ط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ئ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ء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ر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ى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و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ز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ض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ذ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ص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ث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ق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ف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غ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ع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ه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خ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ح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ج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د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ش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س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ي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ب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ل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ا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ت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ن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م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ك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ط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ئ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ر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و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ذ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ث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ق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ف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غ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ع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ه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خ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ح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ج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د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ش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س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ي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ب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ل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ا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ت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ن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م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ك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ط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ء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ر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و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ز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ض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ذ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ص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ث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ق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ف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غ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ع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ه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خ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ح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ج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د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ش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س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ي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ب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ل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ا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ت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ن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م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ك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ط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ء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ر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ى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و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ز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ظ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ض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ذ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ث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ق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ف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غ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ع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ه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خ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ح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ج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د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س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ي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ب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ل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ا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ت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ن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م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ك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ط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ئ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ر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ى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و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ض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ذ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ص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ق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ف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غ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ع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ه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ح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د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ش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س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ي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ب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ل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ا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ت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ن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م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ك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ر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ى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و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ز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ظ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ض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ذ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ص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ث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ق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ف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غ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ه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خ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ح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ج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د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س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ي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ب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ل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ا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ت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ن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م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ك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ط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ر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و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ز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ذ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ص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ق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ف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غ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ع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ه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خ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ج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د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س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ي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ب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ل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ا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ت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ن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م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ك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ط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ئ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ر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ى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و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ز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ذ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ق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ف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ع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ه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خ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ح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ج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د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ش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س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ي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ب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ل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ا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ت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ن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م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ك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ط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ئ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ر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ى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و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ز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ذ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ص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ق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ف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ع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ه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خ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ج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د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س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ي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ب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ل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ا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ت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ن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م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ك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ط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ئ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ء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ؤ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ر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ى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و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ز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ض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ذ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ص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ث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ق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ف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ع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ه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خ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ح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ج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د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ش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س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ي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ب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ل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ا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ت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ن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م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ك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ئ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ر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ى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و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ز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ض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ذ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ص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ث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ق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ف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غ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ع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ه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خ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ج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د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ش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س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ي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ب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ل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ا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ت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ن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م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ك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ط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ئ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ر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ى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و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ض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ث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ق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ف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ع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ه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خ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ح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ج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د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ش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س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ي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ب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ل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ا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ت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ن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م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ك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ر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و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ز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ض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ذ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ث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ق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ف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ع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ه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ح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ج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س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ي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ب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ل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ا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ت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ن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م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ك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ئ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ر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ى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و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ز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/>ذ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/>ص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/>ق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/>ف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/>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/>خ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/>ح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/>س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/>ي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/>ب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/>ل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/>ا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/>ت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/>ن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/>م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/>ر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/>و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ذ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ص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ق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ف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ع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ه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خ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ح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ج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د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س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ي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ب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ل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ا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ت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ن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م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ك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ط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ئ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ر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ى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و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ز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ص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ف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ع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ه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ح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ج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د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س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ي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ب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ل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ا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ت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ن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م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ك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ط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ر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و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ض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ذ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ص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ق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ف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ع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ه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خ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ح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ج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د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ش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ي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ب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ل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ا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ت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ن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م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ط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ء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ر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و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ذ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ص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ف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ع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ه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ح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د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س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ي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ب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ل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ا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ت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ن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م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ك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ط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ؤ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ر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ى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و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ض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ص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ث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ف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ع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ه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ح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ش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ي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ب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ل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ا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ت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ن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ك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ط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ئ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ر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و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ق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ف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ع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ه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د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ي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ب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ل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ا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ت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ن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م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ك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ر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و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ذ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ص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ف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غ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ه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خ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ح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ج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د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س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ي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ب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ل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ا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ت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ن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م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ك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ء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ر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و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ذ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ص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ف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غ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ع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ه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ح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ج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د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س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ي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ب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ل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ا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ت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ن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م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ك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ط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ر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ى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و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ص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ق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ف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ه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ح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د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ي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ل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ا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ن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م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ك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و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ذ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ث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ق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ف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غ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خ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ح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د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س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ي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ب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ل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ا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ت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ن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م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ر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و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ذ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ص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ق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ف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ع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ه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خ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ج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د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ش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س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ي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ب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ل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ا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ن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م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ك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ر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و</text:p>
          </table:table-cell>
          <table:table-cell office:value-type="float" office:value="7">
            <text:p>7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2">12/02/2009</text:date>, <text:time>19:4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Shadow Caster</dc:creator>
    <dc:date>2009-02-12T19:49:45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0166"/>
  </office:meta>
</office:document-meta>
</file>